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29bde" officeooo:paragraph-rsid="00029bde"/>
    </style:style>
    <style:style style:name="P2" style:family="paragraph" style:parent-style-name="Standard">
      <style:text-properties officeooo:rsid="00055b1b" officeooo:paragraph-rsid="00055b1b"/>
    </style:style>
    <style:style style:name="P3" style:family="paragraph" style:parent-style-name="Standard">
      <style:text-properties style:text-line-through-style="solid" style:text-line-through-type="single" officeooo:rsid="000393ad" officeooo:paragraph-rsid="000393ad"/>
    </style:style>
    <style:style style:name="P4" style:family="paragraph" style:parent-style-name="Standard">
      <style:text-properties style:text-line-through-style="solid" style:text-line-through-type="single" officeooo:rsid="00029bde" officeooo:paragraph-rsid="00029bde"/>
    </style:style>
    <style:style style:name="P5" style:family="paragraph" style:parent-style-name="Standard">
      <style:text-properties style:text-line-through-style="none" style:text-line-through-type="none" officeooo:rsid="0006cc17" officeooo:paragraph-rsid="0006cc17"/>
    </style:style>
    <style:style style:name="P6" style:family="paragraph" style:parent-style-name="Standard">
      <style:text-properties style:text-line-through-style="none" style:text-line-through-type="none" officeooo:rsid="0007140e" officeooo:paragraph-rsid="0007140e"/>
    </style:style>
    <style:style style:name="P7" style:family="paragraph" style:parent-style-name="Standard">
      <style:text-properties style:text-line-through-style="none" style:text-line-through-type="none" officeooo:rsid="0008b1b7" officeooo:paragraph-rsid="0008b1b7"/>
    </style:style>
    <style:style style:name="P8" style:family="paragraph" style:parent-style-name="Standard">
      <style:text-properties style:text-line-through-style="none" style:text-line-through-type="none" officeooo:rsid="000a9210" officeooo:paragraph-rsid="000a9210"/>
    </style:style>
    <style:style style:name="P9" style:family="paragraph" style:parent-style-name="Standard">
      <style:text-properties style:text-line-through-style="none" style:text-line-through-type="none" officeooo:rsid="000c4840" officeooo:paragraph-rsid="000c4840"/>
    </style:style>
    <style:style style:name="P10" style:family="paragraph" style:parent-style-name="Standard">
      <style:text-properties style:text-line-through-style="none" style:text-line-through-type="none" officeooo:rsid="000cd1a2" officeooo:paragraph-rsid="000cd1a2"/>
    </style:style>
    <style:style style:name="P11" style:family="paragraph" style:parent-style-name="Standard">
      <style:text-properties style:text-line-through-style="none" style:text-line-through-type="none" officeooo:rsid="0010c89d" officeooo:paragraph-rsid="0010c89d"/>
    </style:style>
    <style:style style:name="P12" style:family="paragraph" style:parent-style-name="Standard">
      <style:text-properties style:text-line-through-style="none" style:text-line-through-type="none" officeooo:rsid="0012ed30" officeooo:paragraph-rsid="0012ed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-Do-List:<text:line-break/></text:p>
      <text:p text:style-name="P2">change the color scheme of the terminal</text:p>
      <text:p text:style-name="P2">timeshift</text:p>
      <text:p text:style-name="P1">dmenu → color changing to pink</text:p>
      <text:p text:style-name="P1">sxhd or smth → changing shortcuts (changing workstation!!!)</text:p>
      <text:p text:style-name="P1">customize Polybar a bit more</text:p>
      <text:p text:style-name="P1">corky customize some more → sytem-overview in .config/bspwm/</text:p>
      <text:p text:style-name="P4">picom customize</text:p>
      <text:p text:style-name="P3">customize neofetch</text:p>
      <text:p text:style-name="P5">virtual manager</text:p>
      <text:p text:style-name="P6">discord+firefox custom</text:p>
      <text:p text:style-name="P7">terminal sexy</text:p>
      <text:p text:style-name="P8">make the terminal more sexy</text:p>
      <text:p text:style-name="P9">put all of the above on the github repo</text:p>
      <text:p text:style-name="P10">mangadesk</text:p>
      <text:p text:style-name="P11">book reader for terminal → reddit</text:p>
      <text:p text:style-name="P12">change aliases → for terminal in bashr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18:04:53.865350166</meta:creation-date>
    <dc:date>2021-06-09T17:09:36.377361213</dc:date>
    <meta:editing-duration>PT30M31S</meta:editing-duration>
    <meta:editing-cycles>13</meta:editing-cycles>
    <meta:generator>LibreOffice/7.1.3.2$Linux_X86_64 LibreOffice_project/10$Build-2</meta:generator>
    <meta:document-statistic meta:table-count="0" meta:image-count="0" meta:object-count="0" meta:page-count="1" meta:paragraph-count="17" meta:word-count="74" meta:character-count="467" meta:non-whitespace-character-count="409"/>
  </office:meta>
</office:document-meta>
</file>